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Arial, Helvetica, sans-serif"/>
    <style:font-face style:name="Calibri" svg:font-family="Calibri, Arial, Helvetica, sans-serif, 'Apple Color Emoji', 'Segoe UI Emoji', NotoColorEmoji, 'Segoe UI Symbol', 'Android Emoji', EmojiSymbols"/>
    <style:font-face style:name="Helvetica" svg:font-family="Helvetica, Arial, sans-serif"/>
    <style:font-face style:name="Lucida Grande" svg:font-family="'Lucida Grande', 'Lucida Sans Unicode', Verdana, Arial, sans-serif"/>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80e74" officeooo:paragraph-rsid="00180e74"/>
    </style:style>
    <style:style style:name="P2" style:family="paragraph" style:parent-style-name="Standard">
      <style:paragraph-properties fo:text-align="justify" style:justify-single-word="false"/>
      <style:text-properties style:font-name="Times New Roman" fo:language="fr" fo:country="FR" style:language-asian="zxx" style:country-asian="none" style:language-complex="zxx" style:country-complex="none"/>
    </style:style>
    <style:style style:name="P3" style:family="paragraph" style:parent-style-name="Standard">
      <style:paragraph-properties fo:text-align="justify" style:justify-single-word="false"/>
      <style:text-properties style:font-name="Times New Roman" fo:language="fr" fo:country="FR" officeooo:paragraph-rsid="00180e74" style:language-asian="zxx" style:country-asian="none" style:language-complex="zxx" style:country-complex="none"/>
    </style:style>
    <style:style style:name="P4" style:family="paragraph" style:parent-style-name="Standard">
      <style:paragraph-properties fo:text-align="justify" style:justify-single-word="false"/>
      <style:text-properties style:font-name="Times New Roman" fo:language="fr" fo:country="FR" officeooo:paragraph-rsid="001f1c26" style:language-asian="zxx" style:country-asian="none" style:language-complex="zxx" style:country-complex="none"/>
    </style:style>
    <style:style style:name="P5" style:family="paragraph" style:parent-style-name="Standard">
      <style:paragraph-properties fo:text-align="justify" style:justify-single-word="false"/>
      <style:text-properties style:font-name="Times New Roman" fo:language="fr" fo:country="FR" officeooo:rsid="0019dd24" officeooo:paragraph-rsid="0023355f" style:language-asian="zxx" style:country-asian="none" style:language-complex="zxx" style:country-complex="none"/>
    </style:style>
    <style:style style:name="P6" style:family="paragraph" style:parent-style-name="Standard">
      <style:paragraph-properties fo:text-align="justify" style:justify-single-word="false"/>
      <style:text-properties style:font-name="Times New Roman" fo:language="fr" fo:country="FR" officeooo:rsid="0019dd24" officeooo:paragraph-rsid="00262236" style:language-asian="zxx" style:country-asian="none" style:language-complex="zxx" style:country-complex="none"/>
    </style:style>
    <style:style style:name="P7" style:family="paragraph" style:parent-style-name="Standard">
      <style:paragraph-properties fo:text-align="justify" style:justify-single-word="false"/>
      <style:text-properties style:font-name="Times New Roman" fo:language="fr" fo:country="FR" officeooo:paragraph-rsid="001a6f3e" style:language-asian="zxx" style:country-asian="none" style:font-name-complex="Times New Roman2" style:language-complex="zxx" style:country-complex="none"/>
    </style:style>
    <style:style style:name="P8" style:family="paragraph" style:parent-style-name="Standard">
      <style:paragraph-properties fo:text-align="end" style:justify-single-word="false"/>
      <style:text-properties style:font-name="Times New Roman" fo:language="fr" fo:country="FR" style:language-asian="zxx" style:country-asian="none" style:language-complex="zxx" style:country-complex="none"/>
    </style:style>
    <style:style style:name="P9" style:family="paragraph" style:parent-style-name="Standard">
      <style:paragraph-properties fo:text-align="end" style:justify-single-word="false"/>
      <style:text-properties style:font-name="Times New Roman" fo:language="fr" fo:country="FR" officeooo:rsid="00180e74" officeooo:paragraph-rsid="0028f305" style:language-asian="zxx" style:country-asian="none" style:language-complex="zxx" style:country-complex="none"/>
    </style:style>
    <style:style style:name="P10" style:family="paragraph" style:parent-style-name="Standard">
      <style:paragraph-properties fo:text-align="justify" style:justify-single-word="false"/>
      <style:text-properties style:font-name="Times New Roman" fo:language="fr" fo:country="FR" officeooo:paragraph-rsid="00180e74"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Times New Roman" fo:language="fr" fo:country="FR" officeooo:paragraph-rsid="002e8181" style:language-asian="zxx" style:country-asian="none" style:language-complex="zxx" style:country-complex="none"/>
    </style:style>
    <style:style style:name="P12" style:family="paragraph" style:parent-style-name="Standard">
      <style:paragraph-properties fo:text-align="justify" style:justify-single-word="false"/>
      <style:text-properties style:font-name="Times New Roman" fo:language="fr" fo:country="FR" officeooo:paragraph-rsid="002ecd91" style:language-asian="zxx" style:country-asian="none" style:language-complex="zxx" style:country-complex="none"/>
    </style:style>
    <style:style style:name="P13" style:family="paragraph" style:parent-style-name="Standard">
      <style:paragraph-properties fo:text-align="justify" style:justify-single-word="false"/>
      <style:text-properties style:font-name="Times New Roman" fo:language="fr" fo:country="FR" officeooo:rsid="002f6bb1" officeooo:paragraph-rsid="002f6bb1" style:language-asian="zxx" style:country-asian="none" style:language-complex="zxx" style:country-complex="none"/>
    </style:style>
    <style:style style:name="P14" style:family="paragraph" style:parent-style-name="Standard">
      <style:paragraph-properties fo:text-align="justify" style:justify-single-word="false"/>
      <style:text-properties style:font-name="Times New Roman" fo:language="fr" fo:country="FR" officeooo:rsid="00310f32" officeooo:paragraph-rsid="00310f32" style:language-asian="zxx" style:country-asian="none" style:language-complex="zxx" style:country-complex="none"/>
    </style:style>
    <style:style style:name="P15" style:family="paragraph" style:parent-style-name="Standard">
      <style:paragraph-properties fo:text-align="justify" style:justify-single-word="false"/>
      <style:text-properties style:font-name="Times New Roman" fo:language="fr" fo:country="FR" officeooo:paragraph-rsid="001a6f3e" style:language-asian="zxx" style:country-asian="none" style:font-name-complex="Times New Roman2" style:language-complex="zxx" style:country-complex="none"/>
    </style:style>
    <style:style style:name="P16" style:family="paragraph" style:parent-style-name="Standard">
      <style:paragraph-properties fo:text-align="justify" style:justify-single-word="false"/>
      <style:text-properties style:font-name="Times New Roman" fo:language="fr" fo:country="FR" officeooo:rsid="00180e74" officeooo:paragraph-rsid="001c18f7" style:language-asian="zxx" style:country-asian="none" style:font-name-complex="Times New Roman2" style:language-complex="zxx" style:country-complex="none"/>
    </style:style>
    <style:style style:name="P17" style:family="paragraph" style:parent-style-name="Standard">
      <style:paragraph-properties fo:text-align="justify" style:justify-single-word="false"/>
      <style:text-properties style:font-name="Times New Roman" fo:language="fr" fo:country="FR" officeooo:rsid="001c18f7" officeooo:paragraph-rsid="001c18f7" style:language-asian="zxx" style:country-asian="none" style:font-name-complex="Times New Roman2" style:language-complex="zxx" style:country-complex="none"/>
    </style:style>
    <style:style style:name="P18" style:family="paragraph" style:parent-style-name="Standard">
      <style:paragraph-properties fo:text-align="justify" style:justify-single-word="false"/>
      <style:text-properties style:font-name="Times New Roman" fo:language="fr" fo:country="FR" officeooo:rsid="001ca196" officeooo:paragraph-rsid="001ca196" style:language-asian="zxx" style:country-asian="none" style:font-name-complex="Times New Roman2" style:language-complex="zxx" style:country-complex="none"/>
    </style:style>
    <style:style style:name="P1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21"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22"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Times New Roman" fo:font-size="12pt" fo:letter-spacing="normal" fo:language="fr" fo:country="FR" fo:font-style="normal" fo:font-weight="normal" officeooo:rsid="0034aeb4" officeooo:paragraph-rsid="0034aeb4" style:font-size-asian="12pt" style:font-size-complex="12pt"/>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3359b2"/>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style:font-name="Times New Roman" fo:font-size="12pt" style:font-size-asian="12pt" style:font-size-complex="12pt"/>
    </style:style>
    <style:style style:name="P25"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style:font-name="Times New Roman" fo:font-size="12pt" style:font-size-asian="12pt" style:font-size-complex="12pt"/>
    </style:style>
    <style:style style:name="P26" style:family="paragraph" style:parent-style-name="Text_20_body">
      <style:paragraph-properties fo:text-align="justify" style:justify-single-word="false" fo:break-before="page"/>
      <style:text-properties fo:font-variant="normal" fo:text-transform="none" fo:color="#000000" style:font-name="Times New Roman" fo:font-size="12pt" fo:letter-spacing="normal" fo:language="fr" fo:country="FR" fo:font-style="normal" fo:font-weight="normal" officeooo:rsid="001ca196" officeooo:paragraph-rsid="001ca196" style:font-size-asian="12pt" style:language-asian="zxx" style:country-asian="none" style:font-name-complex="Times New Roman2" style:font-size-complex="12pt" style:language-complex="zxx" style:country-complex="none"/>
    </style:style>
    <style:style style:name="T1" style:family="text">
      <style:text-properties officeooo:rsid="00180e74"/>
    </style:style>
    <style:style style:name="T2" style:family="text">
      <style:text-properties fo:font-variant="normal" fo:text-transform="none" fo:color="#000000" style:font-name="Times New Roman" fo:font-size="8.39999961853027pt" fo:letter-spacing="normal" fo:language="fr" fo:country="FR" fo:font-style="normal" style:font-name-asian="Lucida Grande" style:font-size-asian="8.39999961853027pt" style:language-asian="zxx" style:country-asian="none" style:font-style-asian="normal" style:font-name-complex="Lucida Grande" style:font-size-complex="8.39999961853027pt" style:language-complex="zxx" style:country-complex="none" style:font-style-complex="normal"/>
    </style:style>
    <style:style style:name="T3" style:family="text">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3359b2"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33c8e6" style:font-size-asian="12pt" style:font-size-complex="12pt"/>
    </style:style>
    <style:style style:name="T7" style:family="text">
      <style:text-properties fo:font-variant="normal" fo:text-transform="none" fo:color="#4b4f56" style:font-name="Helvetica" fo:font-size="7.19999980926514pt" fo:letter-spacing="normal" fo:font-style="normal" fo:font-weight="normal"/>
    </style:style>
    <style:style style:name="T8" style:family="text">
      <style:text-properties fo:font-variant="normal" fo:text-transform="none" fo:color="#4b4f56" style:font-name="Helvetica" fo:font-size="7.19999980926514pt" fo:letter-spacing="normal" fo:font-style="normal" fo:font-weight="normal" officeooo:rsid="003359b2"/>
    </style:style>
    <style:style style:name="T9" style:family="text">
      <style:text-properties fo:font-variant="normal" fo:text-transform="none" fo:color="#4b4f56" style:font-name="Times New Roman" fo:font-size="7.19999980926514pt" fo:letter-spacing="normal" fo:font-style="normal" fo:font-weight="normal"/>
    </style:style>
    <style:style style:name="T10" style:family="text">
      <style:text-properties fo:font-variant="normal" fo:text-transform="none" fo:color="#4b4f56" style:font-name="Times New Roman" fo:font-size="7.19999980926514pt" fo:letter-spacing="normal" fo:font-style="normal" fo:font-weight="normal" officeooo:rsid="003359b2"/>
    </style:style>
    <style:style style:name="T11" style:family="text">
      <style:text-properties fo:font-variant="normal" fo:text-transform="none" fo:color="#4b4f56" style:font-name="Times New Roman" fo:font-size="12pt" fo:letter-spacing="normal" fo:font-style="normal" fo:font-weight="normal" style:font-size-asian="12pt" style:font-size-complex="12pt"/>
    </style:style>
    <style:style style:name="T12" style:family="text">
      <style:text-properties fo:font-variant="normal" fo:text-transform="none" fo:color="#4b4f56" style:font-name="Times New Roman" fo:font-size="12pt" fo:letter-spacing="normal" fo:font-style="normal" fo:font-weight="normal" officeooo:rsid="003359b2" style:font-size-asian="12pt" style:font-size-complex="12pt"/>
    </style:style>
    <style:style style:name="T13" style:family="text">
      <style:text-properties fo:color="#000000" fo:font-size="12pt" fo:background-color="transparent" loext:char-shading-value="0" loext:padding="0cm" loext:border="none"/>
    </style:style>
    <style:style style:name="T14" style:family="text">
      <style:text-properties fo:color="#000000" style:font-name="Times New Roman" fo:font-size="12pt" style:font-size-asian="12pt" style:font-size-complex="12pt"/>
    </style:style>
    <style:style style:name="T15" style:family="text">
      <style:text-properties officeooo:rsid="0019dd24"/>
    </style:style>
    <style:style style:name="T16" style:family="text">
      <style:text-properties officeooo:rsid="001c18f7"/>
    </style:style>
    <style:style style:name="T17" style:family="text">
      <style:text-properties officeooo:rsid="001ca196"/>
    </style:style>
    <style:style style:name="T18" style:family="text">
      <style:text-properties officeooo:rsid="0023edfc" style:font-name-complex="Times New Roman2"/>
    </style:style>
    <style:style style:name="T19" style:family="text">
      <style:text-properties officeooo:rsid="001c18f7" style:font-name-complex="Times New Roman2"/>
    </style:style>
    <style:style style:name="T20" style:family="text">
      <style:text-properties officeooo:rsid="0024ef7e" style:font-name-complex="Times New Roman2"/>
    </style:style>
    <style:style style:name="T21" style:family="text">
      <style:text-properties officeooo:rsid="00213a6f"/>
    </style:style>
    <style:style style:name="T22" style:family="text">
      <style:text-properties officeooo:rsid="002235ca"/>
    </style:style>
    <style:style style:name="T23" style:family="text">
      <style:text-properties officeooo:rsid="0023355f"/>
    </style:style>
    <style:style style:name="T24" style:family="text">
      <style:text-properties officeooo:rsid="0023edfc"/>
    </style:style>
    <style:style style:name="T25" style:family="text">
      <style:text-properties officeooo:rsid="00247d32"/>
    </style:style>
    <style:style style:name="T26" style:family="text">
      <style:text-properties officeooo:rsid="0024ef7e"/>
    </style:style>
    <style:style style:name="T27" style:family="text">
      <style:text-properties officeooo:rsid="00273f24"/>
    </style:style>
    <style:style style:name="T28" style:family="text">
      <style:text-properties officeooo:rsid="002ecd91"/>
    </style:style>
    <style:style style:name="T29" style:family="text">
      <style:text-properties loext:padding="0cm" loext:border="none"/>
    </style:style>
    <style:style style:name="T30" style:family="text">
      <style:text-properties fo:font-size="12pt"/>
    </style:style>
    <style:style style:name="T31" style:family="text">
      <style:text-properties style:font-name="Calibri1"/>
    </style:style>
    <style:style style:name="T32" style:family="text">
      <style:text-properties style:font-name="Calibri1" fo:font-size="12pt"/>
    </style:style>
    <style:style style:name="T33" style:family="text">
      <style:text-properties style:font-name="Times New Roman1" fo:font-size="12pt"/>
    </style:style>
    <style:style style:name="T34" style:family="text">
      <style:text-properties style:font-name="Arial"/>
    </style:style>
    <style:style style:name="T35" style:family="text">
      <style:text-properties officeooo:rsid="003359b2"/>
    </style:style>
    <style:style style:name="T36" style:family="text">
      <style:text-properties style:font-name="Times New Roman"/>
    </style:style>
    <style:style style:name="T37" style:family="text">
      <style:text-properties style:font-name="Times New Roman" fo:font-size="12pt" style:font-size-asian="12pt" style:font-size-complex="12pt"/>
    </style:style>
    <style:style style:name="T38" style:family="text">
      <style:text-properties officeooo:rsid="0034ae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3"><text:span text:style-name="T1">Madame </text:span><text:span text:style-name="T13">Haude VERN</text:span></text:p>
      <text:p text:style-name="P1"><text:span text:style-name="Strong_20_Emphasis"><text:span text:style-name="T2"/></text:span></text:p>
      <text:p text:style-name="P4"><text:tab/>Actuellement en formation qualifiante au centre AFPA de Langueux, <text:span text:style-name="T15">Alan Gal et moi-même préparons respectivement les titres professionnels de chargé de projet numérique et de développeur web. D</text:span>ans ce cadre <text:span text:style-name="T1">nous avons</text:span> la possibilité d'effectuer une période pratique qui <text:span text:style-name="T21">nous</text:span> permettra d'expérimenter et de valider ce<text:span text:style-name="T1">s</text:span> titre<text:span text:style-name="T1">s</text:span>.</text:p>
      <text:p text:style-name="P3"/>
      <text:p text:style-name="P6"><text:span text:style-name="T17"><text:tab/>Luc Jacob nous a proposé de travailler sur son projet de plate-forme web d'entraide autour des handicaps. L'objectif de son projet est de réunir des informations pour faciliter la vie des personnes en situations de handicap ainsi que de leur entourage. L'idée lui est venue en prenant conscience des difficultés que pouvait rencontrer une personne handicapée pour faire des démarches simples et en constatant l'isolement social qui en découle. </text:span>L<text:span text:style-name="T25">e principe</text:span> est de se rap<text:span text:style-name="T25">p</text:span>rocher de ce que propose<text:span text:style-name="T26">nt</text:span> les <text:span text:style-name="T23">CICAT</text:span> dans d'autre<text:span text:style-name="T23">s</text:span> département<text:span text:style-name="T23">s</text:span>. <text:span text:style-name="T26">Une partie du stage aura pour objet</text:span><text:span text:style-name="T19"> de rassembler des partenaires, tel que des établissements de santé ou des associations </text:span><text:span text:style-name="T20">en lien avec les</text:span><text:span text:style-name="T19"> handicap</text:span><text:span text:style-name="T20">s</text:span><text:span text:style-name="T19">.</text:span></text:p>
      <text:p text:style-name="P5"/>
      <text:p text:style-name="P11"><text:span text:style-name="T24"><text:tab/>Luc Jacob n'ayant pas de cadre pour héberger notre stage , Sébastien Drouin notre formateur nous a dirigé vers votre organisme pour nous accueillir. </text:span><text:span text:style-name="T18">Le stage se déroulerait sur une période de 10 semaines (à raison de 1 journée par semaine, le jeudi, en entreprise), à compter du 16 février, et ce jusqu’au 20 avril. </text:span><text:span text:style-name="T24">Le centre AFPA prend en charge les assurances ainsi que notre rémunération. Votre organisme pourrait-il nous accueillir durant cette période ?</text:span></text:p>
      <text:p text:style-name="P11"/>
      <text:p text:style-name="P13"><text:tab/>Nous tenant à votre disposition <text:s/>p<text:span text:style-name="T24">our discuter du projet ainsi que des modalités du stage </text:span>et dans l’attente de votre réponse, nous vous prions d’agréer, Madame la directrice, nos <text:s/><text:span text:style-name="T28">sincères salutations.</text:span></text:p>
      <text:p text:style-name="P12"/>
      <text:p text:style-name="P8"/>
      <text:p text:style-name="P9">Trotin Thomas</text:p>
      <text:p text:style-name="P9">Alan Gal</text:p>
      <text:p text:style-name="P9">Apprenant<text:span text:style-name="T16">s</text:span> Armor Code</text:p>
      <text:p text:style-name="P14"/>
      <text:p text:style-name="P14"/>
      <text:p text:style-name="P14">Vous trouverez ci-joint nos Curiculum vitae, ainsi qu’un Canevas qu’a produit Luc Jacob pour présenter son projet.</text:p>
      <text:p text:style-name="P7"/>
      <text:p text:style-name="P7">pour appliquer mes acquis de formation, seriez vous d'accord pour m'accueillir sachant que cette période e<text:span text:style-name="T22">st p</text:span>rise en charge par l'AFPA pour les assurances, la rémunération,le suivi?vous remerciant de votre aide dans mon parcours, veuillez recevoir mes salutations.</text:p>
      <text:p text:style-name="P17"><text:s/><text:span text:style-name="T15">Le projet de Luc Jacob est de créer une platforme web qui pour faciliter la vie des personne en situation de handicape ainsi qu'a leur entourage. </text:span></text:p>
      <text:p text:style-name="P16"/>
      <text:p text:style-name="P17"/>
      <text:p text:style-name="P17"/>
      <text:p text:style-name="P18">Ci joint nos deux curriculum<text:span text:style-name="T27"> vitae</text:span> ainsi que une premier travail qu'avais fait luc Jacob <text:s text:c="2"/></text:p>
      <text:p text:style-name="P26">Madame<text:span text:style-name="T29"> VERN</text:span></text:p>
      <text:p text:style-name="P24"/>
      <text:p text:style-name="P20">Actuellement en formation qualifiante au centre AFPA de Langueux, Alan Gal et moi-même préparons respectivement les titres professionnels de chargé de projet numérique et de développeur web. Dans ce cadre nous avons la possibilité d'effectuer une période pratique qui nous permettra d'expérimenter et de valider ces titres.</text:p>
      <text:p text:style-name="P24"/>
      <text:p text:style-name="P20">Luc Jacob, auxiliaire de vie, concerné par les problématiques lié<text:span text:style-name="T35">s</text:span> au<text:span text:style-name="T38">x</text:span> handicap<text:span text:style-name="T38">s</text:span>, nous a proposé de travailler sur son projet de plate-forme web d'entraide autour des handicaps. L'objectif de son projet est de réunir des informations pour faciliter la vie des personnes en situations de handicap ainsi que de leur entourage. L'idée lui est venue en prenant conscience des difficultés que pouvait rencontrer une personne handicapée pour faire des démarches simples et en constatant l'isolement social qui en découle. Le principe est de se rapprocher de ce que proposent les CICAT dans d'autres départements. Une partie du stage aura pour objet de rassembler des partenaires, tel que des établissements de santé ou des associations en lien avec les handicaps.</text:p>
      <text:p text:style-name="P24"/>
      <text:p text:style-name="P23"><text:span text:style-name="T3">Luc Jacob n'ayant pas de cadre pour héberger notre stage, Sébastien Drouin notre formateur nous a dirigé vers votre organisme pour nous accueillir. </text:span><text:span text:style-name="T4">En effet, l'APF est une association nationale dynamique et reconnue agissant en plein cœur de ces problématiques. C'est pourquoi nous avons pensé que ce genre de plateforme pourrait fortement intéresser vos adhérent</text:span><text:span text:style-name="T5">s</text:span><text:span text:style-name="T3">. Le stage se déroulerait sur une période de 10 semaines (à raison de 1 journée par semaine, le jeudi, en entreprise), à compter du 16 février, et ce jusqu’au 20 avril. Le centre AFPA prend en charge les assurances ainsi que notre rémunération. </text:span></text:p>
      <text:p text:style-name="P23"><text:span text:style-name="T3"/></text:p>
      <text:p text:style-name="P23"><text:span text:style-name="T3">Votre organisme pourrait-il nous accueillir durant cette période ?</text:span></text:p>
      <text:p text:style-name="P24"/>
      <text:p text:style-name="P20">Nous tenant à votre disposition pour discuter du projet ainsi que des modalités du stage et dans l’attente de votre réponse, nous vous prions d’agréer, Madame la directrice, nos sincères salutations.</text:p>
      <text:p text:style-name="P24"/>
      <text:p text:style-name="P25"/>
      <text:p text:style-name="P21">Thomas <text:span text:style-name="T38">Trotin</text:span></text:p>
      <text:p text:style-name="P22">thomas.trotin@maformationenligne.bzh</text:p>
      <text:p text:style-name="P21">Alan Gal</text:p>
      <text:p text:style-name="P22">alan.gal@maformationenligne.bzh</text:p>
      <text:p text:style-name="P21">Apprenants Armor Code</text:p>
      <text:p text:style-name="P24"/>
      <text:p text:style-name="P24"/>
      <text:p text:style-name="P20">Vous trouverez ci-joint no<text:span text:style-name="T35">s </text:span>Curriculum vitae, ainsi qu’un Canevas qu’a produit Luc Jacob pour présenter son projet.</text:p>
      <text:p text:style-name="P1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Arial, Helvetica, sans-serif"/>
    <style:font-face style:name="Calibri" svg:font-family="Calibri, Arial, Helvetica, sans-serif, 'Apple Color Emoji', 'Segoe UI Emoji', NotoColorEmoji, 'Segoe UI Symbol', 'Android Emoji', EmojiSymbols"/>
    <style:font-face style:name="Helvetica" svg:font-family="Helvetica, Arial, sans-serif"/>
    <style:font-face style:name="Lucida Grande" svg:font-family="'Lucida Grande', 'Lucida Sans Unicode', Verdana, Arial, sans-serif"/>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59S</meta:editing-duration>
    <meta:editing-cycles>16</meta:editing-cycles>
    <meta:generator>LibreOffice/5.2.4.2$Windows_X86_64 LibreOffice_project/3d5603e1122f0f102b62521720ab13a38a4e0eb0</meta:generator>
    <dc:date>2017-01-30T13:31:16.309000000</dc:date>
    <meta:document-statistic meta:table-count="0" meta:image-count="0" meta:object-count="0" meta:page-count="2" meta:paragraph-count="25" meta:word-count="701" meta:character-count="4537" meta:non-whitespace-character-count="3847"/>
    <meta:user-defined meta:name="Info 1"/>
    <meta:user-defined meta:name="Info 2"/>
    <meta:user-defined meta:name="Info 3"/>
    <meta:user-defined meta:name="Info 4"/>
  </office:meta>
</office:document-meta>
</file>